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2" draw:style-name="a380" draw:master-page-name="Master1-Layout2-obj-Titel-und-Inhalt" presentation:presentation-page-layout-name="Master1-PPL2" draw:id="Slide-257">
        <draw:frame draw:id="id63" presentation:style-name="a384" draw:name="Titel 1" svg:x="0.91667in" svg:y="0.39931in" svg:width="11.5in" svg:height="1.44965in" presentation:class="title" presentation:placeholder="false">
          <draw:text-box>
            <text:p text:style-name="a383" text:class-names="" text:cond-style-name=""><text:span text:style-name="a381" text:class-names="">Nächste Schritte</text:span><text:span text:style-name="a382" text:class-names=""/></text:p>
          </draw:text-box>
          <svg:title/>
          <svg:desc/>
        </draw:frame>
        <draw:frame draw:id="id64" presentation:style-name="a409" draw:name="Inhaltsplatzhalter 2" svg:x="0.91667in" svg:y="1.99653in" svg:width="11.5in" svg:height="4.75868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5" text:class-names="">F</text:span><text:span text:style-name="a386" text:class-names="">ertigstellung der App-Oberfläche (im nächsten Release)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Anmeldefunktionen hinzufügen</text:span></text:p>
              </text:list-item>
            </text:list>
            <text:list text:style-name="a403">
              <text:list-item>
                <text:list text:style-name="a403">
                  <text:list-item>
                    <text:p text:style-name="a402" text:class-names="" text:cond-style-name=""><text:span text:style-name="a395" text:class-names="">Anmeldung</text:span><text:span text:style-name="a396" text:class-names=""><text:s text:c="1"/></text:span><text:span text:style-name="a397" text:class-names="">für</text:span><text:span text:style-name="a398" text:class-names=""><text:s text:c="1"/></text:span><text:span text:style-name="a399" text:class-names="">Veranstelter</text:span><text:span text:style-name="a400" text:class-names=""><text:s text:c="7"/>(im 3. Release)</text:span><text:span text:style-name="a401" text:class-names=""/></text:p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4" text:class-names="">ID-Scanner für Schüler<text:tab/><text:tab/>(im 4.<text:s text:c="1"/></text:span><text:span text:style-name="a405" text:class-names="">Release)</text:span><text:span text:style-name="a406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ächste Schritte</dc:title>
    <meta:initial-creator>Christopher Pfeiffer</meta:initial-creator>
    <dc:creator>Christopher Pfeiffer</dc:creator>
    <meta:creation-date>2018-02-21T09:44:43Z</meta:creation-date>
    <dc:date>2018-02-21T09:48:14Z</dc:date>
    <meta:editing-cycles>1</meta:editing-cycles>
    <meta:editing-duration>PT0S</meta:editing-duration>
    <meta:document-statistic meta:paragraph-count="6" meta:word-count="24"/>
  </office:meta>
</office:document-meta>
</file>